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false" fo:min-height="0.875cm" fo:padding-top="0cm" fo:padding-bottom="0cm" fo:padding-left="0cm" fo:padding-right="0cm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false" fo:min-height="0.875cm" fo:padding-top="0cm" fo:padding-bottom="0cm" fo:padding-left="0cm" fo:padding-right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left" draw:textarea-vertical-align="top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5cm" draw:marker-start-width="0.28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="Circle" draw:marker-start-width="0.2cm" draw:marker-start-center="true" draw:marker-end="Arrow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marker-start="Circle" draw:marker-start-center="true" draw:marker-end="Arrow" draw:marker-end-width="0.3cm" draw:fill="none" draw:textarea-vertical-align="middle"/>
    </style:style>
    <style:style style:name="gr9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="Circle" draw:marker-start-center="true" draw:marker-end="Arrow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-color="#ff808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3" style:family="graphic" style:parent-style-name="measure" style:list-style-name="L1">
      <style:graphic-properties draw:textarea-vertical-align="middle" draw:line-distance="0.3cm"/>
    </style:style>
    <style:style style:name="gr14" style:family="graphic" style:parent-style-name="measure" style:list-style-name="L1">
      <style:graphic-properties draw:textarea-vertical-align="middle" draw:line-distance="0.3cm" draw:measure-align="inside" draw:measure-vertical-align="below"/>
    </style:style>
    <style:style style:name="gr15" style:family="graphic" style:parent-style-name="measure" style:list-style-name="L1">
      <style:graphic-properties draw:textarea-vertical-align="middle" draw:line-distance="0.3cm" draw:measure-align="inside" draw:measure-vertical-align="below"/>
    </style:style>
    <style:style style:name="gr16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objectwithoutfill">
      <style:graphic-properties draw:stroke="dash" draw:stroke-dash="Fine_20_Dashed_20__28_var_29_" draw:fill="none" draw:textarea-vertical-align="middle"/>
    </style:style>
    <style:style style:name="gr18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23" style:family="graphic" style:parent-style-name="standard">
      <style:graphic-properties draw:stroke="none" svg:stroke-color="#000000" draw:fill="none" draw:fill-color="#ffffff" draw:textarea-vertical-align="bottom" draw:auto-grow-height="false" draw:fit-to-size="false" fo:min-height="0.5cm" fo:padding-top="0cm" fo:padding-bottom="0cm" fo:padding-left="0cm" fo:padding-right="0cm"/>
    </style:style>
    <style:style style:name="gr24" style:family="graphic" style:parent-style-name="standard">
      <style:graphic-properties draw:stroke="none" svg:stroke-color="#000000" draw:fill="solid" draw:fill-color="#0099ff" draw:opacity="50%" draw:textarea-vertical-align="bottom" draw:auto-grow-height="false" draw:fit-to-size="shrink-to-fit" fo:min-height="0.5cm" fo:padding-top="0cm" fo:padding-bottom="0cm" fo:padding-left="0.1cm" fo:padding-right="0.1cm" draw:shadow-opacity="50%"/>
    </style:style>
    <style:style style:name="gr25" style:family="graphic" style:parent-style-name="standard">
      <style:graphic-properties draw:stroke="none" svg:stroke-color="#000000" draw:fill="solid" draw:fill-color="#ffff99" draw:opacity="50%" draw:textarea-vertical-align="bottom" draw:auto-grow-height="false" draw:fit-to-size="shrink-to-fit" fo:min-height="0.5cm" fo:padding-top="0cm" fo:padding-bottom="0cm" fo:padding-left="0.1cm" fo:padding-right="0.1cm" draw:shadow-opacity="50%"/>
    </style:style>
    <style:style style:name="gr26" style:family="graphic" style:parent-style-name="standard">
      <style:graphic-properties draw:stroke="none" svg:stroke-color="#000000" draw:fill="solid" draw:fill-color="#ff3333" draw:opacity="50%" draw:textarea-vertical-align="bottom" draw:auto-grow-height="false" draw:fit-to-size="shrink-to-fit" fo:min-height="0.5cm" fo:padding-top="0cm" fo:padding-bottom="0cm" fo:padding-left="0.1cm" fo:padding-right="0.1cm" draw:shadow-opacity="50%"/>
    </style:style>
    <style:style style:name="gr27" style:family="graphic" style:parent-style-name="objectwithoutfill">
      <style:graphic-properties draw:marker-end="Arrow" draw:marker-end-width="0.2cm" draw:fill="none" draw:textarea-vertical-align="middle"/>
    </style:style>
    <style:style style:name="gr28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draw:stroke-dash="Dash_20_1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font-size="15pt" style:font-size-asian="15pt" style:font-size-complex="15pt"/>
    </style:style>
    <style:style style:name="P7" style:family="paragraph">
      <style:paragraph-properties fo:text-align="end">
        <style:tab-stops>
          <style:tab-stop style:position="2.797cm"/>
        </style:tab-stops>
      </style:paragraph-properties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VL Pゴシック'" style:font-family-generic="roman" style:font-pitch="variable" fo:font-size="12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ＭＳ ゴシック'" style:font-style-name="標準" style:font-family-generic="modern" style:font-pitch="fixed" fo:font-size="9pt" fo:font-style="normal" fo:text-shadow="none" style:text-underline-style="none" fo:font-weight="normal" style:letter-kerning="true" style:font-family-asian="'ＭＳ ゴシック'" style:font-style-name-asian="標準" style:font-family-generic-asian="modern" style:font-pitch-asian="fixed" style:font-size-asian="9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use-window-font-color="true" style:text-outline="false" style:text-line-through-style="none" fo:font-family="'VL Pゴシック'" style:font-family-generic="roman" style:font-pitch="variable" fo:font-size="12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custom-shape draw:style-name="gr1" draw:text-style-name="P2" draw:layer="layout" svg:width="2.5cm" svg:height="2cm" svg:x="9.5cm" svg:y="11.5cm">
            <draw:glue-point draw:id="4" svg:x="-5cm" svg:y="-2.5cm"/>
            <draw:glue-point draw:id="5" svg:x="-5cm" svg:y="2.5cm"/>
            <draw:glue-point draw:id="6" svg:x="-5cm" svg:y="0cm"/>
            <draw:glue-point draw:id="7" svg:x="5cm" svg:y="0cm"/>
            <text:p text:style-name="P1"><text:span text:style-name="T1">Syndrome</text:span><text:span text:style-name="T1">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2.5cm" svg:height="4cm" svg:x="14.5cm" svg:y="11.5cm">
            <draw:glue-point draw:id="4" svg:x="-5cm" svg:y="-3.75cm"/>
            <draw:glue-point draw:id="5" svg:x="-5cm" svg:y="2.5cm"/>
            <draw:glue-point draw:id="6" svg:x="-5cm" svg:y="0cm"/>
            <draw:glue-point draw:id="7" svg:x="5cm" svg:y="-3.75cm"/>
            <draw:glue-point draw:id="8" svg:x="-5cm" svg:y="3.75cm"/>
            <draw:glue-point draw:id="9" svg:x="5cm" svg:y="-1.25cm"/>
            <draw:glue-point draw:id="10" svg:x="5cm" svg:y="0cm"/>
            <draw:glue-point draw:id="11" svg:x="5cm" svg:y="-2.5cm"/>
            <draw:glue-point draw:id="12" svg:x="-5cm" svg:y="-2.5cm"/>
            <text:p text:style-name="P1"><text:span text:style-name="T1">エラー</text:span></text:p>
            <text:p text:style-name="P1"><text:span text:style-name="T1">検査</text:span><text:span text:style-name="T1">/</text:span><text:span text:style-name="T1">訂正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3.5cm" svg:height="0.5cm" svg:x="3cm" svg:y="12.001cm">
            <draw:text-box>
              <text:p><text:span text:style-name="T1">i_code</text:span></text:p>
            </draw:text-box>
          </draw:frame>
          <draw:frame draw:style-name="gr2" draw:text-style-name="P3" draw:layer="layout" svg:width="3.5cm" svg:height="0.5cm" svg:x="3cm" svg:y="11.5cm">
            <draw:text-box>
              <text:p><text:span text:style-name="T1">i_code_valid</text:span></text:p>
            </draw:text-box>
          </draw:frame>
          <draw:frame draw:style-name="gr2" draw:text-style-name="P3" draw:layer="layout" svg:width="3.5cm" svg:height="0.5cm" svg:x="3cm" svg:y="12.501cm">
            <draw:text-box>
              <text:p><text:span text:style-name="T1">i_enable</text:span></text:p>
            </draw:text-box>
          </draw:frame>
          <draw:custom-shape draw:style-name="gr1" draw:text-style-name="P2" draw:layer="layout" svg:width="2.5cm" svg:height="1.5cm" svg:x="9.5cm" svg:y="14cm">
            <draw:glue-point draw:id="4" svg:x="-5cm" svg:y="-1.666cm"/>
            <draw:glue-point draw:id="5" svg:x="-5cm" svg:y="1.666cm"/>
            <draw:glue-point draw:id="6" svg:x="5cm" svg:y="-1.666cm"/>
            <draw:glue-point draw:id="7" svg:x="5cm" svg:y="1.666cm"/>
            <text:p text:style-name="P1"><text:span text:style-name="T1">遅延調整</text:span></text:p>
            <text:p text:style-name="P1"><text:span text:style-name="T1">(1clk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" draw:text-style-name="P3" draw:layer="layout" svg:width="2cm" svg:height="0.5cm" svg:x="12cm" svg:y="12cm">
            <draw:text-box>
              <text:p text:style-name="P1"><text:span text:style-name="T1">syndrome</text:span></text:p>
            </draw:text-box>
          </draw:frame>
          <draw:frame draw:style-name="gr3" draw:text-style-name="P3" draw:layer="layout" svg:width="2cm" svg:height="0.5cm" svg:x="12cm" svg:y="14.5cm">
            <draw:text-box>
              <text:p text:style-name="P1"><text:span text:style-name="T1">code</text:span></text:p>
            </draw:text-box>
          </draw:frame>
          <draw:frame draw:style-name="gr3" draw:text-style-name="P3" draw:layer="layout" svg:width="2cm" svg:height="0.5cm" svg:x="12cm" svg:y="14cm">
            <draw:text-box>
              <text:p text:style-name="P1"><text:span text:style-name="T1">code_valid</text:span></text:p>
            </draw:text-box>
          </draw:frame>
          <draw:frame draw:style-name="gr2" draw:text-style-name="P3" draw:layer="layout" svg:width="3.5cm" svg:height="0.5cm" svg:x="19cm" svg:y="12cm">
            <draw:text-box>
              <text:p text:style-name="P4"><text:span text:style-name="T1">o_data</text:span></text:p>
            </draw:text-box>
          </draw:frame>
          <draw:frame draw:style-name="gr2" draw:text-style-name="P3" draw:layer="layout" svg:width="3.5cm" svg:height="0.5cm" svg:x="19cm" svg:y="11.5cm">
            <draw:text-box>
              <text:p text:style-name="P4"><text:span text:style-name="T1">o_data_valid</text:span></text:p>
            </draw:text-box>
          </draw:frame>
          <draw:frame draw:style-name="gr2" draw:text-style-name="P3" draw:layer="layout" svg:width="3.5cm" svg:height="0.5cm" svg:x="19cm" svg:y="12.5cm">
            <draw:text-box>
              <text:p text:style-name="P4"><text:span text:style-name="T1">o_corrected</text:span></text:p>
            </draw:text-box>
          </draw:frame>
          <draw:frame draw:style-name="gr2" draw:text-style-name="P3" draw:layer="layout" svg:width="3.5cm" svg:height="0.5cm" svg:x="19cm" svg:y="13cm">
            <draw:text-box>
              <text:p text:style-name="P4"><text:span text:style-name="T1">o_detected</text:span></text:p>
            </draw:text-box>
          </draw:frame>
          <draw:custom-shape draw:style-name="gr4" draw:text-style-name="P6" draw:layer="layout" svg:width="11.5cm" svg:height="5.5cm" svg:x="7.5cm" svg:y="10.5cm">
            <text:p text:style-name="P5"><text:span text:style-name="T2">bch_dec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5cm" svg:height="0.5cm" svg:x="3cm" svg:y="10.5cm">
            <draw:text-box>
              <text:p><text:span text:style-name="T1">clk</text:span></text:p>
            </draw:text-box>
          </draw:frame>
          <draw:frame draw:style-name="gr2" draw:text-style-name="P3" draw:layer="layout" svg:width="3.5cm" svg:height="0.5cm" svg:x="3cm" svg:y="11cm">
            <draw:text-box>
              <text:p><text:span text:style-name="T1">rst_x</text:span></text:p>
            </draw:text-box>
          </draw:frame>
          <draw:line draw:style-name="gr5" draw:text-style-name="P1" draw:layer="layout" svg:x1="3cm" svg:y1="11.5cm" svg:x2="7.5cm" svg:y2="11.5cm">
            <text:p/>
          </draw:line>
          <draw:line draw:style-name="gr5" draw:text-style-name="P1" draw:layer="layout" svg:x1="3cm" svg:y1="11cm" svg:x2="7.5cm" svg:y2="11cm">
            <text:p/>
          </draw:line>
          <draw:line draw:style-name="gr6" draw:text-style-name="P1" draw:layer="layout" svg:x1="3cm" svg:y1="12.501cm" svg:x2="9.5cm" svg:y2="12.501cm">
            <text:p/>
          </draw:line>
          <draw:line draw:style-name="gr5" draw:text-style-name="P1" draw:layer="layout" svg:x1="3cm" svg:y1="12cm" svg:x2="9.5cm" svg:y2="12cm">
            <text:p/>
          </draw:line>
          <draw:line draw:style-name="gr5" draw:text-style-name="P1" draw:layer="layout" svg:x1="3cm" svg:y1="13cm" svg:x2="9.5cm" svg:y2="13cm">
            <text:p/>
          </draw:line>
          <draw:line draw:style-name="gr6" draw:text-style-name="P1" draw:layer="layout" svg:x1="12cm" svg:y1="12.5cm" svg:x2="14.5cm" svg:y2="12.5cm">
            <text:p/>
          </draw:line>
          <draw:line draw:style-name="gr6" draw:text-style-name="P1" draw:layer="layout" svg:x1="12cm" svg:y1="15cm" svg:x2="14.5cm" svg:y2="15cm">
            <text:p/>
          </draw:line>
          <draw:line draw:style-name="gr5" draw:text-style-name="P1" draw:layer="layout" svg:x1="12cm" svg:y1="14.5cm" svg:x2="14.5cm" svg:y2="14.5cm">
            <text:p/>
          </draw:line>
          <draw:line draw:style-name="gr5" draw:text-style-name="P1" draw:layer="layout" svg:x1="17cm" svg:y1="13cm" svg:x2="23.479cm" svg:y2="13cm">
            <text:p/>
          </draw:line>
          <draw:line draw:style-name="gr5" draw:text-style-name="P1" draw:layer="layout" svg:x1="17cm" svg:y1="13.5cm" svg:x2="23.45cm" svg:y2="13.5cm">
            <text:p/>
          </draw:line>
          <draw:line draw:style-name="gr5" draw:text-style-name="P1" draw:layer="layout" svg:x1="17cm" svg:y1="12cm" svg:x2="23.45cm" svg:y2="12cm">
            <text:p/>
          </draw:line>
          <draw:line draw:style-name="gr6" draw:text-style-name="P1" draw:layer="layout" svg:x1="17cm" svg:y1="12.5cm" svg:x2="23.45cm" svg:y2="12.5cm">
            <text:p/>
          </draw:line>
          <draw:polyline draw:style-name="gr7" draw:text-style-name="P1" draw:layer="layout" svg:width="2.916cm" svg:height="1.286cm" draw:transform="skewX (-0.926944365734188) rotate (-1.03061692330265) translate (8.00020933810211cm 12.4979881662826cm)" svg:viewBox="0 0 2917 1287" draw:points="0,1 431,1287 2917,0">
            <text:p/>
          </draw:polyline>
          <draw:polyline draw:style-name="gr8" draw:text-style-name="P1" draw:layer="layout" svg:width="2.694cm" svg:height="0.928cm" draw:transform="skewX (-1.12154857733156) rotate (-1.19083814863573) translate (8.50043532886979cm 11.9971106248857cm)" svg:viewBox="0 0 2695 929" draw:points="0,2 398,929 2695,0">
            <text:p/>
          </draw:polyline>
        </draw:g>
        <draw:g>
          <draw:custom-shape draw:style-name="gr1" draw:text-style-name="P2" draw:layer="layout" svg:width="2.5cm" svg:height="2cm" svg:x="10.5cm" svg:y="7cm">
            <draw:glue-point draw:id="4" svg:x="-5cm" svg:y="-2.5cm"/>
            <draw:glue-point draw:id="5" svg:x="-5cm" svg:y="2.5cm"/>
            <draw:glue-point draw:id="6" svg:x="-5cm" svg:y="0cm"/>
            <draw:glue-point draw:id="7" svg:x="5cm" svg:y="-2.5cm"/>
            <text:p text:style-name="P1"><text:span text:style-name="T1">Parity</text:span><text:span text:style-name="T1">コード</text:span></text:p>
            <text:p text:style-name="P1"><text:span text:style-name="T1">計算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6.5cm" svg:height="5.5cm" svg:x="8.5cm" svg:y="4cm">
            <text:p text:style-name="P5"><text:span text:style-name="T2">bch_enc</text:span></text:p>
            <draw:enhanced-geometry svg:viewBox="0 0 21600 21600" draw:type="rectangle" draw:enhanced-path="M 0 0 L 21600 0 21600 21600 0 21600 0 0 Z N"/>
          </draw:custom-shape>
          <draw:frame draw:style-name="gr2" draw:text-style-name="P3" draw:layer="layout" svg:width="3.5cm" svg:height="0.5cm" svg:x="4cm" svg:y="4.998cm">
            <draw:text-box>
              <text:p><text:span text:style-name="T1">i_data_valid</text:span></text:p>
            </draw:text-box>
          </draw:frame>
          <draw:frame draw:style-name="gr2" draw:text-style-name="P3" draw:layer="layout" svg:width="3.5cm" svg:height="0.5cm" svg:x="4.001cm" svg:y="7.998cm">
            <draw:text-box>
              <text:p><text:span text:style-name="T1">i_enable</text:span></text:p>
            </draw:text-box>
          </draw:frame>
          <draw:frame draw:style-name="gr2" draw:text-style-name="P3" draw:layer="layout" svg:width="3.5cm" svg:height="0.5cm" svg:x="15cm" svg:y="5.5cm">
            <draw:text-box>
              <text:p text:style-name="P4"><text:span text:style-name="T1">o_code</text:span></text:p>
            </draw:text-box>
          </draw:frame>
          <draw:frame draw:style-name="gr2" draw:text-style-name="P3" draw:layer="layout" svg:width="3.5cm" svg:height="0.5cm" svg:x="15cm" svg:y="5cm">
            <draw:text-box>
              <text:p text:style-name="P7"><text:span text:style-name="T1">i_code_valid</text:span></text:p>
            </draw:text-box>
          </draw:frame>
          <draw:frame draw:style-name="gr2" draw:text-style-name="P3" draw:layer="layout" svg:width="3.5cm" svg:height="0.5cm" svg:x="4.001cm" svg:y="5.5cm">
            <draw:text-box>
              <text:p><text:span text:style-name="T1">i_data</text:span></text:p>
            </draw:text-box>
          </draw:frame>
          <draw:frame draw:style-name="gr2" draw:text-style-name="P3" draw:layer="layout" svg:width="3.5cm" svg:height="0.5cm" svg:x="4.001cm" svg:y="3.998cm">
            <draw:text-box>
              <text:p><text:span text:style-name="T1">clk</text:span></text:p>
            </draw:text-box>
          </draw:frame>
          <draw:frame draw:style-name="gr2" draw:text-style-name="P3" draw:layer="layout" svg:width="3.5cm" svg:height="0.5cm" svg:x="4.001cm" svg:y="4.498cm">
            <draw:text-box>
              <text:p><text:span text:style-name="T1">rst_x</text:span></text:p>
            </draw:text-box>
          </draw:frame>
          <draw:line draw:style-name="gr5" draw:text-style-name="P1" draw:layer="layout" svg:x1="4.001cm" svg:y1="8.498cm" svg:x2="10.5cm" svg:y2="8.5cm">
            <text:p/>
          </draw:line>
          <draw:line draw:style-name="gr5" draw:text-style-name="P1" draw:layer="layout" svg:x1="4.001cm" svg:y1="5.496cm" svg:x2="10.5cm" svg:y2="5.5cm">
            <text:p/>
          </draw:line>
          <draw:line draw:style-name="gr6" draw:text-style-name="P1" draw:layer="layout" svg:x1="4.002cm" svg:y1="6cm" svg:x2="10.5cm" svg:y2="6cm">
            <text:p/>
          </draw:line>
          <draw:line draw:style-name="gr5" draw:text-style-name="P1" draw:layer="layout" svg:x1="4.001cm" svg:y1="4.493cm" svg:x2="8.5cm" svg:y2="4.495cm">
            <text:p/>
          </draw:line>
          <draw:line draw:style-name="gr5" draw:text-style-name="P1" draw:layer="layout" svg:x1="4.001cm" svg:y1="4.991cm" svg:x2="8.5cm" svg:y2="4.993cm">
            <text:p/>
          </draw:line>
          <draw:line draw:style-name="gr5" draw:text-style-name="P1" draw:layer="layout" svg:x1="13cm" svg:y1="5.5cm" svg:x2="19.499cm" svg:y2="5.5cm">
            <text:p/>
          </draw:line>
          <draw:line draw:style-name="gr6" draw:text-style-name="P1" draw:layer="layout" svg:x1="13cm" svg:y1="6cm" svg:x2="19.5cm" svg:y2="6cm">
            <text:p/>
          </draw:line>
          <draw:polyline draw:style-name="gr9" draw:text-style-name="P1" draw:layer="layout" svg:width="1.68cm" svg:height="0.65cm" draw:transform="rotate (1.35210657152001) translate (13cm 7.5cm)" svg:viewBox="0 0 1681 651" draw:points="0,0 108,488 1085,271 1681,651">
            <text:p/>
          </draw:polyline>
          <draw:polyline draw:style-name="gr10" draw:text-style-name="P1" draw:layer="layout" svg:width="2.16cm" svg:height="1.404cm" draw:transform="skewX (0.325154839646544) rotate (-1.21282929721086) translate (9.74271308595873cm 5.97562121364513cm)" svg:viewBox="0 0 2161 1405" draw:points="0,704 2109,1405 2161,0">
            <text:p/>
          </draw:polyline>
          <draw:polyline draw:style-name="gr8" draw:text-style-name="P1" draw:layer="layout" svg:width="2.212cm" svg:height="0.948cm" draw:transform="rotate (-1.24983027735314) translate (9.801726056103cm 5.39968776770617cm)" svg:viewBox="0 0 2213 949" draw:points="0,318 1898,949 2213,0">
            <text:p/>
          </draw:polyline>
          <draw:custom-shape draw:style-name="gr1" draw:text-style-name="P2" draw:layer="layout" svg:width="2.5cm" svg:height="1.5cm" svg:x="10.5cm" svg:y="5cm">
            <draw:glue-point draw:id="4" svg:x="-5cm" svg:y="-1.666cm"/>
            <draw:glue-point draw:id="5" svg:x="-5cm" svg:y="1.666cm"/>
            <draw:glue-point draw:id="6" svg:x="5cm" svg:y="-1.666cm"/>
            <draw:glue-point draw:id="7" svg:x="5cm" svg:y="1.666cm"/>
            <text:p text:style-name="P1"><text:span text:style-name="T1">遅延調整</text:span></text:p>
            <text:p text:style-name="P1"><text:span text:style-name="T1">(1clk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1" draw:text-style-name="P8" draw:layer="layout" svg:width="6.5cm" svg:height="1cm" svg:x="10cm" svg:y="18.5cm">
            <text:p text:style-name="P1"><text:span text:style-name="T3">データ部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8" draw:layer="layout" svg:width="3.5cm" svg:height="1cm" svg:x="16.5cm" svg:y="18.5cm">
            <text:p text:style-name="P1"><text:span text:style-name="T3">パリティ部</text:span></text:p>
            <draw:enhanced-geometry svg:viewBox="0 0 21600 21600" draw:type="rectangle" draw:enhanced-path="M 0 0 L 21600 0 21600 21600 0 21600 0 0 Z N"/>
          </draw:custom-shape>
          <draw:measure draw:style-name="gr13" draw:text-style-name="P9" draw:layer="measurelines" svg:x1="10cm" svg:y1="18.5cm" svg:x2="20cm" svg:y2="18.5cm">
            <text:p text:style-name="P9"><text:span text:style-name="T4">pCodeWidth</text:span></text:p>
          </draw:measure>
          <draw:measure draw:style-name="gr14" draw:text-style-name="P9" draw:layer="layout" svg:x1="10cm" svg:y1="20cm" svg:x2="16.5cm" svg:y2="20cm">
            <text:p text:style-name="P9"><text:span text:style-name="T4">pDataWidth</text:span></text:p>
          </draw:measure>
          <draw:measure draw:style-name="gr15" draw:text-style-name="P9" draw:layer="layout" svg:x1="16.499cm" svg:y1="20cm" svg:x2="20cm" svg:y2="20cm">
            <text:p text:style-name="P9"><text:span text:style-name="T4">pCodeWidth -</text:span></text:p>
            <text:p text:style-name="P9"><text:span text:style-name="T4">pDataWidth</text:span></text:p>
          </draw:measure>
        </draw:g>
      </draw:page>
      <draw:page draw:name="page2" draw:style-name="dp1" draw:master-page-name="標準">
        <draw:g>
          <draw:polyline draw:style-name="gr16" draw:text-style-name="P10" draw:layer="layout" svg:width="0.499cm" svg:height="5.999cm" draw:transform="rotate (1.5707963267949) translate (4.5cm 3.50000000008544cm)" svg:viewBox="0 0 500 6000" draw:points="0,0 500,0 500,500 0,500 0,1000 500,1000 500,1500 0,1500 0,2000 500,2000 500,2500 0,2500 0,3000 500,3000 500,3500 0,3500 0,4000 500,4000 500,4500 0,4500 0,5000 500,5000 500,5500 0,5500 0,6000">
            <text:p/>
          </draw:polyline>
          <draw:line draw:style-name="gr17" draw:text-style-name="P1" draw:layer="layout" svg:x1="5.5cm" svg:y1="2.5cm" svg:x2="5.5cm" svg:y2="8cm">
            <text:p/>
          </draw:line>
          <draw:polyline draw:style-name="gr18" draw:text-style-name="P11" draw:layer="layout" svg:width="0.893cm" svg:height="0.67cm" draw:transform="rotate (1.10706234454) translate (5.4999568152387cm 4.4999784029567cm)" svg:viewBox="0 0 894 671" draw:points="0,0 559,0 894,671">
            <text:p/>
          </draw:polyline>
          <draw:line draw:style-name="gr19" draw:text-style-name="P1" draw:layer="layout" svg:x1="5.5cm" svg:y1="4.5cm" svg:x2="4.5cm" svg:y2="4.5cm">
            <text:p/>
          </draw:line>
          <draw:polyline draw:style-name="gr20" draw:text-style-name="P11" draw:layer="layout" svg:width="1.06cm" svg:height="0.529cm" draw:transform="rotate (-0.785398163397448) translate (8.74999999998936cm 3.75000000000541cm)" svg:viewBox="0 0 1061 530" draw:points="0,353 530,530 1061,0">
            <text:p/>
          </draw:polyline>
          <draw:line draw:style-name="gr17" draw:text-style-name="P1" draw:layer="layout" svg:x1="4.499cm" svg:y1="2.499cm" svg:x2="4.499cm" svg:y2="7.999cm">
            <text:p/>
          </draw:line>
          <draw:line draw:style-name="gr17" draw:text-style-name="P1" draw:layer="layout" svg:x1="7.5cm" svg:y1="2.501cm" svg:x2="7.5cm" svg:y2="8.001cm">
            <text:p/>
          </draw:line>
          <draw:line draw:style-name="gr17" draw:text-style-name="P1" draw:layer="layout" svg:x1="6.499cm" svg:y1="2.5cm" svg:x2="6.499cm" svg:y2="8cm">
            <text:p/>
          </draw:line>
          <draw:line draw:style-name="gr17" draw:text-style-name="P1" draw:layer="layout" svg:x1="9.5cm" svg:y1="2.501cm" svg:x2="9.5cm" svg:y2="8.001cm">
            <text:p/>
          </draw:line>
          <draw:line draw:style-name="gr17" draw:text-style-name="P1" draw:layer="layout" svg:x1="8.499cm" svg:y1="2.5cm" svg:x2="8.499cm" svg:y2="8cm">
            <text:p/>
          </draw:line>
          <draw:line draw:style-name="gr19" draw:text-style-name="P1" draw:layer="layout" svg:x1="6.5cm" svg:y1="4.001cm" svg:x2="8.5cm" svg:y2="4cm">
            <text:p/>
          </draw:line>
          <draw:polyline draw:style-name="gr19" draw:text-style-name="P1" draw:layer="layout" svg:width="1.06cm" svg:height="0.529cm" draw:transform="rotate (-0.785398163397448) translate (5.75cm 4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5.34615380082575cm 5.26923011196207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6.75cm 4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6.34615380082575cm 5.26923011196207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7.75cm 4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7.34615380082575cm 5.26923011196207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8.75cm 4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8.34615380082575cm 5.26923011196207cm)" svg:viewBox="0 0 1109 416" draw:points="0,277 485,0 1109,416">
            <text:p/>
          </draw:polyline>
          <draw:line draw:style-name="gr19" draw:text-style-name="P1" draw:layer="layout" svg:x1="5.5cm" svg:y1="5cm" svg:x2="4.5cm" svg:y2="5cm">
            <text:p/>
          </draw:line>
          <draw:line draw:style-name="gr19" draw:text-style-name="P1" draw:layer="layout" svg:x1="5.5cm" svg:y1="5.5cm" svg:x2="4.5cm" svg:y2="5.5cm">
            <text:p/>
          </draw:line>
          <draw:line draw:style-name="gr19" draw:text-style-name="P1" draw:layer="layout" svg:x1="10.5cm" svg:y1="5cm" svg:x2="9.5cm" svg:y2="5cm">
            <text:p/>
          </draw:line>
          <draw:line draw:style-name="gr19" draw:text-style-name="P1" draw:layer="layout" svg:x1="10.5cm" svg:y1="5.5cm" svg:x2="9.5cm" svg:y2="5.5cm">
            <text:p/>
          </draw:line>
          <draw:polyline draw:style-name="gr21" draw:text-style-name="P11" draw:layer="layout" svg:width="0.893cm" svg:height="0.67cm" draw:transform="rotate (1.10706234454) translate (6.4999568152387cm 6.4999784029567cm)" svg:viewBox="0 0 894 671" draw:points="0,0 559,0 894,671">
            <text:p/>
          </draw:polyline>
          <draw:line draw:style-name="gr19" draw:text-style-name="P1" draw:layer="layout" svg:x1="6.5cm" svg:y1="6.5cm" svg:x2="4.5cm" svg:y2="6.5cm">
            <text:p/>
          </draw:line>
          <draw:polyline draw:style-name="gr22" draw:text-style-name="P11" draw:layer="layout" svg:width="1.06cm" svg:height="0.529cm" draw:transform="rotate (-0.785398163397449) translate (9.74999999998937cm 5.75000000000541cm)" svg:viewBox="0 0 1061 530" draw:points="0,353 530,530 1061,0">
            <text:p/>
          </draw:polyline>
          <draw:line draw:style-name="gr19" draw:text-style-name="P1" draw:layer="layout" svg:x1="7.5cm" svg:y1="6.001cm" svg:x2="9.5cm" svg:y2="6cm">
            <text:p/>
          </draw:line>
          <draw:polyline draw:style-name="gr19" draw:text-style-name="P1" draw:layer="layout" svg:width="1.06cm" svg:height="0.529cm" draw:transform="rotate (-0.785398163397448) translate (6.75cm 6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6.34615380082575cm 7.26923011196207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7.75cm 6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7.34615380082575cm 7.26923011196207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8.75cm 6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8.34615380082575cm 7.26923011196207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9.75cm 6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9.34615380082575cm 7.26923011196207cm)" svg:viewBox="0 0 1109 416" draw:points="0,277 485,0 1109,416">
            <text:p/>
          </draw:polyline>
          <draw:line draw:style-name="gr19" draw:text-style-name="P1" draw:layer="layout" svg:x1="6.5cm" svg:y1="7cm" svg:x2="4.5cm" svg:y2="7cm">
            <text:p/>
          </draw:line>
          <draw:line draw:style-name="gr19" draw:text-style-name="P1" draw:layer="layout" svg:x1="6.5cm" svg:y1="7.5cm" svg:x2="4.5cm" svg:y2="7.5cm">
            <text:p/>
          </draw:line>
          <draw:line draw:style-name="gr19" draw:text-style-name="P1" draw:layer="layout" svg:x1="10.5cm" svg:y1="4.5cm" svg:x2="9.5cm" svg:y2="4.5cm">
            <text:p/>
          </draw:line>
          <draw:frame draw:style-name="gr23" draw:text-style-name="P4" draw:layer="layout" svg:width="2.25cm" svg:height="0.5cm" svg:x="2cm" svg:y="3cm">
            <draw:text-box>
              <text:p text:style-name="P4"><text:span text:style-name="T1">clk</text:span></text:p>
            </draw:text-box>
          </draw:frame>
          <draw:frame draw:style-name="gr23" draw:text-style-name="P4" draw:layer="layout" svg:width="2.25cm" svg:height="0.5cm" svg:x="2cm" svg:y="4cm">
            <draw:text-box>
              <text:p text:style-name="P4"><text:span text:style-name="T1">i_data_valid</text:span></text:p>
            </draw:text-box>
          </draw:frame>
          <draw:frame draw:style-name="gr23" draw:text-style-name="P4" draw:layer="layout" svg:width="2.25cm" svg:height="0.5cm" svg:x="2cm" svg:y="5cm">
            <draw:text-box>
              <text:p text:style-name="P4"><text:span text:style-name="T1">i_data</text:span></text:p>
            </draw:text-box>
          </draw:frame>
          <draw:frame draw:style-name="gr23" draw:text-style-name="P4" draw:layer="layout" svg:width="2.25cm" svg:height="0.5cm" svg:x="2cm" svg:y="6cm">
            <draw:text-box>
              <text:p text:style-name="P4"><text:span text:style-name="T1">o_code_valid</text:span></text:p>
            </draw:text-box>
          </draw:frame>
          <draw:frame draw:style-name="gr23" draw:text-style-name="P4" draw:layer="layout" svg:width="2.25cm" svg:height="0.5cm" svg:x="2cm" svg:y="7cm">
            <draw:text-box>
              <text:p text:style-name="P4"><text:span text:style-name="T1">o_code</text:span></text:p>
            </draw:text-box>
          </draw:frame>
          <draw:frame draw:style-name="gr24" draw:text-style-name="P1" draw:layer="layout" svg:width="0.75cm" svg:height="0.5cm" svg:x="5.75cm" svg:y="5cm">
            <draw:text-box>
              <text:p text:style-name="P1"><text:span text:style-name="T1">D0</text:span></text:p>
            </draw:text-box>
          </draw:frame>
          <draw:frame draw:style-name="gr25" draw:text-style-name="P1" draw:layer="layout" svg:width="0.75cm" svg:height="0.5cm" svg:x="6.75cm" svg:y="5cm">
            <draw:text-box>
              <text:p text:style-name="P1"><text:span text:style-name="T1">D1</text:span></text:p>
            </draw:text-box>
          </draw:frame>
          <draw:frame draw:style-name="gr26" draw:text-style-name="P1" draw:layer="layout" svg:width="0.75cm" svg:height="0.5cm" svg:x="7.75cm" svg:y="5cm">
            <draw:text-box>
              <text:p text:style-name="P1"><text:span text:style-name="T1">D2</text:span></text:p>
            </draw:text-box>
          </draw:frame>
          <draw:frame draw:style-name="gr24" draw:text-style-name="P1" draw:layer="layout" svg:width="0.75cm" svg:height="0.5cm" svg:x="6.75cm" svg:y="7cm">
            <draw:text-box>
              <text:p text:style-name="P1"><text:span text:style-name="T1">C0</text:span></text:p>
            </draw:text-box>
          </draw:frame>
          <draw:frame draw:style-name="gr25" draw:text-style-name="P1" draw:layer="layout" svg:width="0.75cm" svg:height="0.5cm" svg:x="7.75cm" svg:y="7cm">
            <draw:text-box>
              <text:p text:style-name="P1"><text:span text:style-name="T1">C1</text:span></text:p>
            </draw:text-box>
          </draw:frame>
          <draw:frame draw:style-name="gr26" draw:text-style-name="P1" draw:layer="layout" svg:width="0.75cm" svg:height="0.5cm" svg:x="8.75cm" svg:y="7cm">
            <draw:text-box>
              <text:p text:style-name="P1"><text:span text:style-name="T1">C2</text:span></text:p>
            </draw:text-box>
          </draw:frame>
          <draw:line draw:style-name="gr27" draw:text-style-name="P1" draw:layer="layout" svg:x1="6cm" svg:y1="5.5cm" svg:x2="7.125cm" svg:y2="7cm">
            <text:p/>
          </draw:line>
          <draw:line draw:style-name="gr27" draw:text-style-name="P1" draw:layer="layout" svg:x1="7cm" svg:y1="5.5cm" svg:x2="8.125cm" svg:y2="7cm">
            <text:p/>
          </draw:line>
          <draw:line draw:style-name="gr27" draw:text-style-name="P1" draw:layer="layout" svg:x1="8cm" svg:y1="5.5cm" svg:x2="9.125cm" svg:y2="7cm">
            <text:p/>
          </draw:line>
        </draw:g>
        <draw:g>
          <draw:polyline draw:style-name="gr28" draw:text-style-name="P10" draw:layer="layout" svg:width="0.499cm" svg:height="5.999cm" draw:transform="rotate (1.5707963267949) translate (4.5cm 9.49900000008544cm)" svg:viewBox="0 0 500 6000" draw:points="0,0 500,0 500,500 0,500 0,1000 500,1000 500,1500 0,1500 0,2000 500,2000 500,2500 0,2500 0,3000 500,3000 500,3500 0,3500 0,4000 500,4000 500,4500 0,4500 0,5000 500,5000 500,5500 0,5500 0,6000">
            <text:p/>
          </draw:polyline>
          <draw:line draw:style-name="gr17" draw:text-style-name="P1" draw:layer="layout" svg:x1="5.5cm" svg:y1="8.499cm" svg:x2="5.5cm" svg:y2="15.998cm">
            <text:p/>
          </draw:line>
          <draw:polyline draw:style-name="gr29" draw:text-style-name="P11" draw:layer="layout" svg:width="0.893cm" svg:height="0.67cm" draw:transform="rotate (1.10706234454) translate (5.4999568152387cm 10.4989784029567cm)" svg:viewBox="0 0 894 671" draw:points="0,0 559,0 894,671">
            <text:p/>
          </draw:polyline>
          <draw:line draw:style-name="gr19" draw:text-style-name="P1" draw:layer="layout" svg:x1="5.5cm" svg:y1="10.499cm" svg:x2="4.5cm" svg:y2="10.499cm">
            <text:p/>
          </draw:line>
          <draw:polyline draw:style-name="gr30" draw:text-style-name="P11" draw:layer="layout" svg:width="1.06cm" svg:height="0.529cm" draw:transform="rotate (-0.785398163397448) translate (8.74999999998936cm 9.74900000000541cm)" svg:viewBox="0 0 1061 530" draw:points="0,353 530,530 1061,0">
            <text:p/>
          </draw:polyline>
          <draw:line draw:style-name="gr17" draw:text-style-name="P1" draw:layer="layout" svg:x1="4.499cm" svg:y1="8.498cm" svg:x2="4.499cm" svg:y2="15.997cm">
            <text:p/>
          </draw:line>
          <draw:line draw:style-name="gr17" draw:text-style-name="P1" draw:layer="layout" svg:x1="7.5cm" svg:y1="8.501cm" svg:x2="7.5cm" svg:y2="16cm">
            <text:p/>
          </draw:line>
          <draw:line draw:style-name="gr17" draw:text-style-name="P1" draw:layer="layout" svg:x1="6.499cm" svg:y1="8.499cm" svg:x2="6.499cm" svg:y2="15.998cm">
            <text:p/>
          </draw:line>
          <draw:line draw:style-name="gr17" draw:text-style-name="P1" draw:layer="layout" svg:x1="9.5cm" svg:y1="8.501cm" svg:x2="9.5cm" svg:y2="16cm">
            <text:p/>
          </draw:line>
          <draw:line draw:style-name="gr17" draw:text-style-name="P1" draw:layer="layout" svg:x1="8.499cm" svg:y1="8.499cm" svg:x2="8.499cm" svg:y2="15.998cm">
            <text:p/>
          </draw:line>
          <draw:line draw:style-name="gr19" draw:text-style-name="P1" draw:layer="layout" svg:x1="6.5cm" svg:y1="10cm" svg:x2="8.5cm" svg:y2="9.999cm">
            <text:p/>
          </draw:line>
          <draw:polyline draw:style-name="gr19" draw:text-style-name="P1" draw:layer="layout" svg:width="1.06cm" svg:height="0.529cm" draw:transform="rotate (-0.785398163397448) translate (5.75cm 10.749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5.34615380082575cm 11.2682301119621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6.75cm 10.749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6.34615380082575cm 11.2682301119621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7.75cm 10.749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7.34615380082575cm 11.2682301119621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8.75cm 10.749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8.34615380082575cm 11.2682301119621cm)" svg:viewBox="0 0 1109 416" draw:points="0,277 485,0 1109,416">
            <text:p/>
          </draw:polyline>
          <draw:line draw:style-name="gr19" draw:text-style-name="P1" draw:layer="layout" svg:x1="5.5cm" svg:y1="10.999cm" svg:x2="4.5cm" svg:y2="10.999cm">
            <text:p/>
          </draw:line>
          <draw:line draw:style-name="gr19" draw:text-style-name="P1" draw:layer="layout" svg:x1="5.5cm" svg:y1="11.499cm" svg:x2="4.5cm" svg:y2="11.499cm">
            <text:p/>
          </draw:line>
          <draw:line draw:style-name="gr19" draw:text-style-name="P1" draw:layer="layout" svg:x1="12.5cm" svg:y1="10.999cm" svg:x2="9.5cm" svg:y2="10.999cm">
            <text:p/>
          </draw:line>
          <draw:line draw:style-name="gr19" draw:text-style-name="P1" draw:layer="layout" svg:x1="12.5cm" svg:y1="11.499cm" svg:x2="9.5cm" svg:y2="11.499cm">
            <text:p/>
          </draw:line>
          <draw:polyline draw:style-name="gr31" draw:text-style-name="P11" draw:layer="layout" svg:width="0.893cm" svg:height="0.67cm" draw:transform="rotate (1.10706234454) translate (8.4999568152387cm 12.4999784029567cm)" svg:viewBox="0 0 894 671" draw:points="0,0 559,0 894,671">
            <text:p/>
          </draw:polyline>
          <draw:line draw:style-name="gr19" draw:text-style-name="P1" draw:layer="layout" svg:x1="8.5cm" svg:y1="12.5cm" svg:x2="4.5cm" svg:y2="12.5cm">
            <text:p/>
          </draw:line>
          <draw:polyline draw:style-name="gr32" draw:text-style-name="P11" draw:layer="layout" svg:width="1.06cm" svg:height="0.529cm" draw:transform="rotate (-0.785398163397448) translate (11.7499999999894cm 11.7500000000054cm)" svg:viewBox="0 0 1061 530" draw:points="0,353 530,530 1061,0">
            <text:p/>
          </draw:polyline>
          <draw:line draw:style-name="gr19" draw:text-style-name="P1" draw:layer="layout" svg:x1="9.5cm" svg:y1="12.001cm" svg:x2="11.5cm" svg:y2="12cm">
            <text:p/>
          </draw:line>
          <draw:polyline draw:style-name="gr19" draw:text-style-name="P1" draw:layer="layout" svg:width="1.06cm" svg:height="0.529cm" draw:transform="rotate (-0.785398163397448) translate (8.75cm 12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89) translate (8.34615380082575cm 13.2692301119621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9.75cm 12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89) translate (9.34615380082575cm 13.2692301119621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9) translate (10.75cm 12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10.3461538008257cm 13.2692301119621cm)" svg:viewBox="0 0 1109 416" draw:points="0,277 485,0 1109,416">
            <text:p/>
          </draw:polyline>
          <draw:polyline draw:style-name="gr19" draw:text-style-name="P1" draw:layer="layout" svg:width="1.06cm" svg:height="0.529cm" draw:transform="rotate (-0.785398163397448) translate (11.75cm 12.75cm)" svg:viewBox="0 0 1061 530" draw:points="0,354 530,530 1061,0">
            <text:p/>
          </draw:polyline>
          <draw:polyline draw:style-name="gr19" draw:text-style-name="P1" draw:layer="layout" svg:width="1.108cm" svg:height="0.415cm" draw:transform="rotate (0.58800142499689) translate (11.3461538008257cm 13.2692301119621cm)" svg:viewBox="0 0 1109 416" draw:points="0,277 485,0 1109,416">
            <text:p/>
          </draw:polyline>
          <draw:line draw:style-name="gr19" draw:text-style-name="P1" draw:layer="layout" svg:x1="8.5cm" svg:y1="13cm" svg:x2="4.5cm" svg:y2="13cm">
            <text:p/>
          </draw:line>
          <draw:line draw:style-name="gr19" draw:text-style-name="P1" draw:layer="layout" svg:x1="8.5cm" svg:y1="13.5cm" svg:x2="4.5cm" svg:y2="13.5cm">
            <text:p/>
          </draw:line>
          <draw:line draw:style-name="gr19" draw:text-style-name="P1" draw:layer="layout" svg:x1="12.5cm" svg:y1="10.499cm" svg:x2="9.5cm" svg:y2="10.499cm">
            <text:p/>
          </draw:line>
          <draw:frame draw:style-name="gr23" draw:text-style-name="P4" draw:layer="layout" svg:width="2.25cm" svg:height="0.5cm" svg:x="2cm" svg:y="8.999cm">
            <draw:text-box>
              <text:p text:style-name="P4"><text:span text:style-name="T1">clk</text:span></text:p>
            </draw:text-box>
          </draw:frame>
          <draw:frame draw:style-name="gr23" draw:text-style-name="P4" draw:layer="layout" svg:width="2.25cm" svg:height="0.5cm" svg:x="2cm" svg:y="9.999cm">
            <draw:text-box>
              <text:p text:style-name="P4"><text:span text:style-name="T1">i_code_valid</text:span></text:p>
            </draw:text-box>
          </draw:frame>
          <draw:frame draw:style-name="gr23" draw:text-style-name="P4" draw:layer="layout" svg:width="2.25cm" svg:height="0.5cm" svg:x="2cm" svg:y="10.999cm">
            <draw:text-box>
              <text:p text:style-name="P4"><text:span text:style-name="T1">i_code</text:span></text:p>
            </draw:text-box>
          </draw:frame>
          <draw:frame draw:style-name="gr23" draw:text-style-name="P4" draw:layer="layout" svg:width="2.25cm" svg:height="0.5cm" svg:x="2cm" svg:y="11.999cm">
            <draw:text-box>
              <text:p text:style-name="P4"><text:span text:style-name="T1">o_data_valid</text:span></text:p>
            </draw:text-box>
          </draw:frame>
          <draw:frame draw:style-name="gr23" draw:text-style-name="P4" draw:layer="layout" svg:width="2.25cm" svg:height="0.5cm" svg:x="2cm" svg:y="12.999cm">
            <draw:text-box>
              <text:p text:style-name="P4"><text:span text:style-name="T1">o_data</text:span></text:p>
            </draw:text-box>
          </draw:frame>
          <draw:frame draw:style-name="gr24" draw:text-style-name="P1" draw:layer="layout" svg:width="0.75cm" svg:height="0.5cm" svg:x="5.75cm" svg:y="10.999cm">
            <draw:text-box>
              <text:p text:style-name="P1"><text:span text:style-name="T1">C0</text:span></text:p>
            </draw:text-box>
          </draw:frame>
          <draw:frame draw:style-name="gr25" draw:text-style-name="P1" draw:layer="layout" svg:width="0.75cm" svg:height="0.5cm" svg:x="6.75cm" svg:y="10.999cm">
            <draw:text-box>
              <text:p text:style-name="P1"><text:span text:style-name="T1">C1</text:span></text:p>
            </draw:text-box>
          </draw:frame>
          <draw:frame draw:style-name="gr26" draw:text-style-name="P1" draw:layer="layout" svg:width="0.75cm" svg:height="0.5cm" svg:x="7.75cm" svg:y="10.999cm">
            <draw:text-box>
              <text:p text:style-name="P1"><text:span text:style-name="T1">C2</text:span></text:p>
            </draw:text-box>
          </draw:frame>
          <draw:frame draw:style-name="gr24" draw:text-style-name="P1" draw:layer="layout" svg:width="0.75cm" svg:height="0.5cm" svg:x="8.75cm" svg:y="13cm">
            <draw:text-box>
              <text:p text:style-name="P1"><text:span text:style-name="T1">D0</text:span></text:p>
            </draw:text-box>
          </draw:frame>
          <draw:frame draw:style-name="gr25" draw:text-style-name="P1" draw:layer="layout" svg:width="0.75cm" svg:height="0.5cm" svg:x="9.75cm" svg:y="13cm">
            <draw:text-box>
              <text:p text:style-name="P1"><text:span text:style-name="T1">D1</text:span></text:p>
            </draw:text-box>
          </draw:frame>
          <draw:frame draw:style-name="gr26" draw:text-style-name="P1" draw:layer="layout" svg:width="0.75cm" svg:height="0.5cm" svg:x="10.75cm" svg:y="13cm">
            <draw:text-box>
              <text:p text:style-name="P1"><text:span text:style-name="T1">D2</text:span></text:p>
            </draw:text-box>
          </draw:frame>
          <draw:line draw:style-name="gr27" draw:text-style-name="P1" draw:layer="layout" svg:x1="6cm" svg:y1="11.499cm" svg:x2="9cm" svg:y2="13cm">
            <text:p/>
          </draw:line>
          <draw:line draw:style-name="gr27" draw:text-style-name="P1" draw:layer="layout" svg:x1="7cm" svg:y1="11.499cm" svg:x2="10cm" svg:y2="13cm">
            <text:p/>
          </draw:line>
          <draw:line draw:style-name="gr27" draw:text-style-name="P1" draw:layer="layout" svg:x1="8cm" svg:y1="11.499cm" svg:x2="11cm" svg:y2="13cm">
            <text:p/>
          </draw:line>
          <draw:line draw:style-name="gr33" draw:text-style-name="P10" draw:layer="layout" svg:x1="10.5cm" svg:y1="9.5cm" svg:x2="10.5cm" svg:y2="9cm">
            <text:p/>
          </draw:line>
          <draw:line draw:style-name="gr34" draw:text-style-name="P10" draw:layer="layout" svg:x1="10.5cm" svg:y1="9cm" svg:x2="11cm" svg:y2="9cm">
            <text:p/>
          </draw:line>
          <draw:line draw:style-name="gr35" draw:text-style-name="P10" draw:layer="layout" svg:x1="11cm" svg:y1="9cm" svg:x2="11cm" svg:y2="9.5cm">
            <text:p/>
          </draw:line>
          <draw:line draw:style-name="gr36" draw:text-style-name="P10" draw:layer="layout" svg:x1="11cm" svg:y1="9.5cm" svg:x2="11.5cm" svg:y2="9.5cm">
            <text:p/>
          </draw:line>
          <draw:line draw:style-name="gr37" draw:text-style-name="P10" draw:layer="layout" svg:x1="11.5cm" svg:y1="9.5cm" svg:x2="11.5cm" svg:y2="9cm">
            <text:p/>
          </draw:line>
          <draw:line draw:style-name="gr38" draw:text-style-name="P10" draw:layer="layout" svg:x1="11.5cm" svg:y1="9cm" svg:x2="12cm" svg:y2="9cm">
            <text:p/>
          </draw:line>
          <draw:line draw:style-name="gr39" draw:text-style-name="P10" draw:layer="layout" svg:x1="12cm" svg:y1="9cm" svg:x2="12cm" svg:y2="9.5cm">
            <text:p/>
          </draw:line>
          <draw:line draw:style-name="gr40" draw:text-style-name="P10" draw:layer="layout" svg:x1="12cm" svg:y1="9.5cm" svg:x2="12.5cm" svg:y2="9.5cm">
            <text:p/>
          </draw:line>
          <draw:line draw:style-name="gr17" draw:text-style-name="P1" draw:layer="layout" svg:x1="10.5cm" svg:y1="8.501cm" svg:x2="10.5cm" svg:y2="16cm">
            <text:p/>
          </draw:line>
          <draw:line draw:style-name="gr17" draw:text-style-name="P1" draw:layer="layout" svg:x1="11.499cm" svg:y1="8.501cm" svg:x2="11.499cm" svg:y2="16cm">
            <text:p/>
          </draw:line>
          <draw:g>
            <draw:polyline draw:style-name="gr41" draw:text-style-name="P11" draw:layer="layout" svg:width="0.893cm" svg:height="0.67cm" draw:transform="rotate (1.10706234454) translate (9.4999568152387cm 14.4999784029567cm)" svg:viewBox="0 0 894 671" draw:points="0,0 559,0 894,671">
              <text:p/>
            </draw:polyline>
            <draw:polyline draw:style-name="gr42" draw:text-style-name="P11" draw:layer="layout" svg:width="1.06cm" svg:height="0.529cm" draw:transform="rotate (-0.785398163397449) translate (10.7499999999894cm 13.7500000000054cm)" svg:viewBox="0 0 1061 530" draw:points="0,354 530,530 1061,0">
              <text:p/>
            </draw:polyline>
          </draw:g>
          <draw:g>
            <draw:polyline draw:style-name="gr43" draw:text-style-name="P11" draw:layer="layout" svg:width="0.893cm" svg:height="0.67cm" draw:transform="rotate (1.10706234454) translate (10.4999568152387cm 15.4999784029567cm)" svg:viewBox="0 0 894 671" draw:points="0,0 559,0 894,671">
              <text:p/>
            </draw:polyline>
            <draw:polyline draw:style-name="gr44" draw:text-style-name="P11" draw:layer="layout" svg:width="1.06cm" svg:height="0.529cm" draw:transform="rotate (-0.785398163397448) translate (11.7499999999894cm 14.7500000000054cm)" svg:viewBox="0 0 1061 530" draw:points="0,354 530,530 1061,0">
              <text:p/>
            </draw:polyline>
          </draw:g>
          <draw:line draw:style-name="gr19" draw:text-style-name="P1" draw:layer="layout" svg:x1="9.5cm" svg:y1="14.5cm" svg:x2="4.5cm" svg:y2="14.5cm">
            <text:p/>
          </draw:line>
          <draw:line draw:style-name="gr19" draw:text-style-name="P1" draw:layer="layout" svg:x1="10.5cm" svg:y1="15.5cm" svg:x2="4.5cm" svg:y2="15.5cm">
            <text:p/>
          </draw:line>
          <draw:line draw:style-name="gr19" draw:text-style-name="P1" draw:layer="layout" svg:x1="12.5cm" svg:y1="14.5cm" svg:x2="11.5cm" svg:y2="14.5cm">
            <text:p/>
          </draw:line>
          <draw:frame draw:style-name="gr23" draw:text-style-name="P4" draw:layer="layout" svg:width="2.25cm" svg:height="0.5cm" svg:x="2cm" svg:y="14cm">
            <draw:text-box>
              <text:p text:style-name="P4"><text:span text:style-name="T1">o_corrected</text:span></text:p>
            </draw:text-box>
          </draw:frame>
          <draw:frame draw:style-name="gr23" draw:text-style-name="P4" draw:layer="layout" svg:width="2.25cm" svg:height="0.5cm" svg:x="2cm" svg:y="15cm">
            <draw:text-box>
              <text:p text:style-name="P4"><text:span text:style-name="T1">o_detecte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PMincho" style:font-family-generic="roman" style:font-pitch="variable" fo:font-size="24pt" fo:language="en" fo:country="US" style:font-family-asian="'VL Pゴシック'" style:font-family-generic-asian="system" style:font-pitch-asian="variable" style:font-size-asian="24pt" style:language-asian="ja" style:country-asian="JP" style:font-family-complex="'VL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VL Pゴシック'" style:font-family-generic="roman" style:font-pitch="variable" fo:font-size="18pt" fo:font-style="normal" fo:text-shadow="none" style:text-underline-style="none" fo:font-weight="normal" style:letter-kerning="true" style:font-family-asian="'VL Pゴシック'" style:font-family-generic-asian="system" style:font-pitch-asian="variable" style:font-size-asian="18pt" style:font-style-asian="normal" style:font-weight-asian="normal" style:font-family-complex="'VL Pゴシック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石谷 太一</meta:initial-creator>
    <meta:creation-date>2012-04-12T23:51:00</meta:creation-date>
    <dc:date>2012-06-04T00:56:08</dc:date>
    <meta:editing-duration>PT5H31M54S</meta:editing-duration>
    <meta:editing-cycles>46</meta:editing-cycles>
    <meta:generator>LibreOffice/3.5$Linux_X86_64 LibreOffice_project/165a79a-7059095-e13bb37-fef39a4-9503d18</meta:generator>
    <dc:creator>石谷 太一</dc:creator>
    <meta:document-statistic meta:object-count="185"/>
  </office:meta>
</office:document-meta>
</file>